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800000205C58FE1B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996600" draw:fill-color="#996600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9900" draw:fill="solid" draw:fill-color="#ff9900" draw:textarea-vertical-align="middle"/>
    </style:style>
    <style:style style:name="gr4" style:family="graphic" style:parent-style-name="standard">
      <style:graphic-properties svg:stroke-color="#6699cc" draw:fill="solid" draw:fill-color="#6699cc" draw:textarea-vertical-align="middle"/>
    </style:style>
    <style:style style:name="gr5" style:family="graphic" style:parent-style-name="standard">
      <style:graphic-properties svg:stroke-color="#579d1c" draw:fill="solid" draw:fill-color="#579d1c" draw:textarea-vertical-align="middle" draw:shadow="hidden"/>
    </style:style>
    <style:style style:name="gr6" style:family="graphic" style:parent-style-name="standard">
      <style:graphic-properties svg:stroke-color="#9999ff" draw:fill="solid" draw:fill-color="#9999ff" draw:textarea-vertical-align="middle" draw:shadow="hidden"/>
    </style:style>
    <style:style style:name="gr7" style:family="graphic" style:parent-style-name="standard">
      <style:graphic-properties svg:stroke-color="#7e0021" draw:fill="solid" draw:fill-color="#7e0021" draw:textarea-vertical-align="middle" draw:shadow="hidden"/>
    </style:style>
    <style:style style:name="gr8" style:family="graphic" style:parent-style-name="standard">
      <style:graphic-properties svg:stroke-color="#4b1f6f" draw:fill="solid" draw:fill-color="#4b1f6f" draw:textarea-vertical-align="middle" draw:shadow="hidden"/>
    </style:style>
    <style:style style:name="gr9" style:family="graphic" style:parent-style-name="objectwithoutfill">
      <style:graphic-properties draw:stroke="solid" draw:stroke-dash="Fine_20_Dashed" svg:stroke-width="0cm" draw:marker-start-width="0.2cm" draw:marker-end="Arrow" draw:marker-end-width="0.3cm" draw:fill="none" draw:textarea-vertical-align="middle" fo:padding-top="0.125cm" fo:padding-bottom="0.125cm" fo:padding-left="0.25cm" fo:padding-right="0.25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 draw:shadow="hidden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13" style:family="graphic" style:parent-style-name="standard">
      <style:graphic-properties svg:stroke-width="0.508cm" svg:stroke-color="#999999" draw:marker-start-width="0.959cm" draw:marker-end-width="0.959cm" draw:opacity="0%" draw:textarea-vertical-align="middle" fo:padding-top="0.376cm" fo:padding-bottom="0.376cm" fo:padding-left="0.501cm" fo:padding-right="0.5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 fo:font-family="Bahnschrift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color="#eeeeee" fo:font-family="Bahnschrift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P4" style:family="paragraph">
      <style:paragraph-properties fo:margin-left="0.614cm" fo:margin-right="0cm" fo:text-align="center" fo:text-indent="0cm"/>
    </style:style>
    <style:style style:name="P5" style:family="paragraph">
      <style:paragraph-properties fo:text-align="center">
        <style:tab-stops>
          <style:tab-stop style:position="2.703cm"/>
        </style:tab-stops>
      </style:paragraph-properties>
      <style:text-properties fo:font-size="25pt" style:font-size-asian="25pt" style:font-size-complex="25pt"/>
    </style:style>
    <style:style style:name="P6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color="#eeeeee" fo:font-family="Bahnschrift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eeeeee" fo:font-family="Bahnschrift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0.05cm" svg:height="2.466cm" svg:x="11.469cm" svg:y="12.326cm">
          <text:p text:style-name="P1"><text:span text:style-name="T1">R-Drive</text:span></text:p>
        </draw:rect>
        <draw:frame draw:style-name="gr2" draw:text-style-name="P1" xml:id="id8" draw:id="id8" draw:layer="layout" svg:width="5.715cm" svg:height="12.065cm" svg:x="33.757cm" svg:y="6.969cm">
          <draw:image xlink:href="Pictures/100000000000024800000205C58FE1B0.jpg" xlink:type="simple" xlink:show="embed" xlink:actuate="onLoad">
            <text:p/>
          </draw:image>
        </draw:frame>
        <draw:rect draw:style-name="gr3" draw:text-style-name="P3" xml:id="id6" draw:id="id6" draw:layer="layout" svg:width="9.965cm" svg:height="2.032cm" svg:x="11.374cm" svg:y="17.426cm">
          <text:p text:style-name="P1"><text:span text:style-name="T2">EdgeKeeper</text:span></text:p>
        </draw:rect>
        <draw:rect draw:style-name="gr4" draw:text-style-name="P3" xml:id="id7" draw:id="id7" draw:layer="layout" svg:width="9.625cm" svg:height="2.032cm" svg:x="21.894cm" svg:y="17.426cm">
          <text:p text:style-name="P1"><text:span text:style-name="T2">RSock</text:span></text:p>
        </draw:rect>
        <draw:rect draw:style-name="gr5" draw:text-style-name="P3" xml:id="id1" draw:id="id1" draw:layer="layout" svg:width="4.445cm" svg:height="2.994cm" svg:x="11.553cm" svg:y="6.369cm">
          <text:p text:style-name="P1"><text:span text:style-name="T2">Survey</text:span></text:p>
          <text:p text:style-name="P1"><text:span text:style-name="T2">123</text:span></text:p>
        </draw:rect>
        <draw:rect draw:style-name="gr6" draw:text-style-name="P3" xml:id="id3" draw:id="id3" draw:layer="layout" svg:width="4.445cm" svg:height="2.994cm" svg:x="16.754cm" svg:y="6.369cm">
          <text:p text:style-name="P1"><text:span text:style-name="T2">R-Drive</text:span></text:p>
          <text:p text:style-name="P1"><text:span text:style-name="T2">CLI</text:span></text:p>
        </draw:rect>
        <draw:rect draw:style-name="gr7" draw:text-style-name="P3" xml:id="id4" draw:id="id4" draw:layer="layout" svg:width="4.445cm" svg:height="2.994cm" svg:x="21.955cm" svg:y="6.369cm">
          <text:p text:style-name="P1"><text:span text:style-name="T2">ATAK</text:span></text:p>
        </draw:rect>
        <draw:rect draw:style-name="gr8" draw:text-style-name="P3" xml:id="id5" draw:id="id5" draw:layer="layout" svg:width="4.445cm" svg:height="2.994cm" svg:x="27.156cm" svg:y="6.369cm">
          <text:p text:style-name="P1"><text:span text:style-name="T2">R-MStorm</text:span></text:p>
        </draw:rect>
        <draw:connector draw:style-name="gr9" draw:text-style-name="P4" draw:layer="layout" svg:x1="13.775cm" svg:y1="9.363cm" svg:x2="21.494cm" svg:y2="12.326cm" draw:start-shape="id1" draw:end-shape="id2" svg:d="M13775 9363v1482h7719v1481">
          <text:p/>
        </draw:connector>
        <draw:connector draw:style-name="gr10" draw:text-style-name="P4" draw:layer="layout" svg:x1="18.976cm" svg:y1="9.363cm" svg:x2="21.494cm" svg:y2="12.326cm" draw:start-shape="id3" draw:start-glue-point="2" draw:end-shape="id2" draw:end-glue-point="0" svg:d="M18976 9363v1482h2518v1481">
          <text:p/>
        </draw:connector>
        <draw:connector draw:style-name="gr10" draw:text-style-name="P4" draw:layer="layout" svg:x1="24.177cm" svg:y1="9.363cm" svg:x2="21.494cm" svg:y2="12.326cm" draw:start-shape="id4" draw:start-glue-point="2" draw:end-shape="id2" svg:d="M24177 9363v1482h-2683v1481">
          <text:p/>
        </draw:connector>
        <draw:connector draw:style-name="gr11" draw:text-style-name="P4" draw:layer="layout" svg:x1="29.378cm" svg:y1="9.363cm" svg:x2="21.494cm" svg:y2="12.326cm" draw:start-shape="id5" draw:start-glue-point="2" draw:end-shape="id2" draw:end-glue-point="0" svg:d="M29378 9363v1482h-7884v1481">
          <text:p/>
        </draw:connector>
        <draw:connector draw:style-name="gr12" draw:text-style-name="P4" draw:layer="layout" svg:x1="21.494cm" svg:y1="14.792cm" svg:x2="16.356cm" svg:y2="17.426cm" draw:start-shape="id2" draw:end-shape="id6" svg:d="M21494 14792v1317h-5138v1317">
          <text:p/>
        </draw:connector>
        <draw:connector draw:style-name="gr12" draw:text-style-name="P4" draw:layer="layout" svg:x1="21.494cm" svg:y1="14.792cm" svg:x2="26.706cm" svg:y2="17.426cm" draw:start-shape="id2" draw:start-glue-point="2" draw:end-shape="id7" draw:end-glue-point="0" svg:d="M21494 14792v1317h5212v1317">
          <text:p/>
        </draw:connector>
        <draw:connector draw:style-name="gr10" draw:text-style-name="P4" draw:layer="layout" svg:x1="13.775cm" svg:y1="6.369cm" svg:x2="36.614cm" svg:y2="6.969cm" draw:start-shape="id1" draw:start-glue-point="0" draw:end-shape="id8" svg:d="M13775 6369v-501h22839v1101">
          <text:p/>
        </draw:connector>
        <draw:connector draw:style-name="gr10" draw:text-style-name="P4" draw:layer="layout" svg:x1="24.177cm" svg:y1="6.369cm" svg:x2="36.614cm" svg:y2="6.969cm" draw:start-shape="id4" draw:end-shape="id8" draw:end-glue-point="0" svg:d="M24177 6369v-501h12437v1101">
          <text:p/>
        </draw:connector>
        <draw:connector draw:style-name="gr10" draw:text-style-name="P4" draw:layer="layout" svg:x1="29.378cm" svg:y1="6.369cm" svg:x2="36.614cm" svg:y2="6.969cm" draw:start-shape="id5" draw:start-glue-point="0" draw:end-shape="id8" draw:end-glue-point="0" svg:d="M29378 6369v-501h7236v1101">
          <text:p/>
        </draw:connector>
        <draw:connector draw:style-name="gr10" draw:text-style-name="P4" draw:layer="layout" svg:x1="26.706cm" svg:y1="19.458cm" svg:x2="36.614cm" svg:y2="19.034cm" draw:start-shape="id7" draw:start-glue-point="2" draw:end-shape="id8" svg:d="M26706 19458v501h9908v-925">
          <text:p/>
        </draw:connector>
        <draw:connector draw:style-name="gr10" draw:text-style-name="P4" draw:layer="layout" svg:x1="16.356cm" svg:y1="19.458cm" svg:x2="36.614cm" svg:y2="19.034cm" draw:start-shape="id6" draw:start-glue-point="2" draw:end-shape="id8" svg:d="M16356 19458v501h20258v-925">
          <text:p/>
        </draw:connector>
        <draw:connector draw:style-name="gr10" draw:text-style-name="P4" draw:layer="layout" svg:x1="31.519cm" svg:y1="13.559cm" svg:x2="33.757cm" svg:y2="13.001cm" draw:start-shape="id2" draw:end-shape="id8" svg:d="M31519 13559h1120v-558h1118">
          <text:p/>
        </draw:connector>
        <draw:rect draw:style-name="gr13" draw:text-style-name="P1" draw:layer="layout" svg:width="30.226cm" svg:height="16.129cm" svg:x="10.262cm" svg:y="4.937cm">
          <text:p/>
        </draw:rect>
        <draw:frame draw:style-name="gr14" draw:text-style-name="P6" draw:layer="layout" svg:width="30.353cm" svg:height="1.254cm" svg:x="10.262cm" svg:y="3.494cm">
          <draw:text-box>
            <text:p text:style-name="P5"><text:span text:style-name="T3"><text:s text:c="50"/></text:span><text:span text:style-name="T3">HPC/Mob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0.991cm" fo:page-width="50.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Sagor</meta:initial-creator>
    <meta:creation-date>2020-09-16T02:58:48.66</meta:creation-date>
    <dc:date>2020-09-16T10:58:54.55</dc:date>
    <dc:creator>Mohammad Sagor</dc:creator>
    <meta:editing-duration>PT1H14M29S</meta:editing-duration>
    <meta:editing-cycles>6</meta:editing-cycles>
    <meta:generator>OpenOffice/4.1.7$Win32 OpenOffice.org_project/417m1$Build-9800</meta:generator>
    <meta:document-statistic meta:object-count="22"/>
  </office:meta>
</office:document-meta>
</file>